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11a6" officeooo:paragraph-rsid="001211a6"/>
    </style:style>
    <style:style style:name="P2" style:family="paragraph" style:parent-style-name="Standard">
      <style:paragraph-properties fo:text-align="start" style:justify-single-word="false"/>
      <style:text-properties officeooo:rsid="001211a6" officeooo:paragraph-rsid="001211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utilisateur – Module Maître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en" fo:country="US" style:letter-kerning="true" style:font-name-asian="Bitstream Vera Sans1" style:font-size-asian="10.5pt" style:language-asian="zh" style:country-asian="CN" style:font-name-complex="Bitstream Ver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letter-kerning="true" style:font-name-asian="Bitstream Vera Sans1" style:font-size-asian="10.5pt" style:language-asian="zh" style:country-asian="CN" style:font-name-complex="Bitstream Ver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Bitstream Vera Sans" fo:font-family="'Bitstream Vera Sans'" style:font-family-generic="swiss" style:font-pitch="variable" fo:font-size="14pt" style:font-name-asian="Bitstream Vera Sans1" style:font-family-asian="'Bitstream Vera Sans'" style:font-family-generic-asian="system" style:font-pitch-asian="variable" style:font-size-asian="14pt" style:font-name-complex="Bitstream Vera Sans1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Mestag</meta:initial-creator>
    <meta:creation-date>2015-03-14T18:16:12.977472698</meta:creation-date>
    <dc:date>2015-03-14T18:21:48.217450320</dc:date>
    <dc:creator>Alexis Mestag</dc:creator>
    <meta:editing-duration>PT5M35S</meta:editing-duration>
    <meta:editing-cycles>1</meta:editing-cycles>
    <meta:document-statistic meta:table-count="0" meta:image-count="0" meta:object-count="0" meta:page-count="1" meta:paragraph-count="1" meta:word-count="4" meta:character-count="41" meta:non-whitespace-character-count="37"/>
    <meta:generator>LibreOffice/4.4.1.2$Linux_X86_64 LibreOffice_project/40m0$Build-2</meta:generator>
  </office:meta>
</office:document-meta>
</file>